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36cd2" officeooo:paragraph-rsid="00136cd2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3a4fb" officeooo:paragraph-rsid="0013a4fb"/>
    </style:style>
    <style:style style:name="P3" style:family="paragraph" style:parent-style-name="Standard">
      <style:text-properties officeooo:rsid="001558ba" officeooo:paragraph-rsid="001558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Frederike Otto</text:p>
      <text:p text:style-name="P1"/>
      <text:p text:style-name="P2">p. 26: We do not have a theory of the climate system (following Ludwig (1974) description). We have a huge amount of climate models, most of which are epistemically meaningful. </text:p>
      <text:p text:style-name="P2"/>
      <text:p text:style-name="P3">The scale problem → the parameterisation proble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0:47:50.782391451</meta:creation-date>
    <dc:date>2022-02-12T15:54:36.546960232</dc:date>
    <meta:editing-duration>P3DT22H40M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41" meta:character-count="249" meta:non-whitespace-character-count="210"/>
  </office:meta>
</office:document-meta>
</file>